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749f3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8391a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bd9c6" officeooo:paragraph-rsid="007bd9c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7a5e03" officeooo:paragraph-rsid="007ed4c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a5e03" officeooo:paragraph-rsid="007ed4c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normal" officeooo:rsid="007f70cd" officeooo:paragraph-rsid="007f70c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7bd9c6" officeooo:paragraph-rsid="007bd9c6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18391a" officeooo:paragraph-rsid="007ed4c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Courier New" fo:font-size="11pt" fo:font-style="normal" fo:font-weight="normal" officeooo:rsid="007bd9c6" officeooo:paragraph-rsid="007ed4c7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Liberation Serif" fo:font-size="11pt" fo:font-style="normal" fo:font-weight="normal" officeooo:rsid="007bd9c6" officeooo:paragraph-rsid="007ed4c7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7a5e03" officeooo:paragraph-rsid="007ed4c7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ed4c7" style:font-size-asian="14pt" style:font-weight-asian="bold" style:font-size-complex="14pt" style:font-weight-complex="bold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840c47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officeooo:rsid="003fa25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7ed4c7"/>
    </style:style>
    <style:style style:name="T8" style:family="text">
      <style:text-properties style:font-name="Liberation Serif" fo:font-size="12pt" fo:font-style="normal" officeooo:rsid="0018391a" style:font-size-asian="12pt" style:font-style-asian="normal" style:font-size-complex="12pt" style:font-style-complex="normal"/>
    </style:style>
    <style:style style:name="T9" style:family="text">
      <style:text-properties style:font-name="Liberation Serif" fo:font-size="14pt" fo:font-style="normal" fo:font-weight="normal" officeooo:rsid="0018391a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8391a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ufgabe 1</text:p>
      <text:p text:style-name="P7"/>
      <text:p text:style-name="P13">public void main()</text:p>
      <text:p text:style-name="P13">{</text:p>
      <text:p text:style-name="P13"><text:s text:c="3"/>int wahl = 0;</text:p>
      <text:p text:style-name="P13"><text:s text:c="3"/>while (wahl != 4)</text:p>
      <text:p text:style-name="P13"><text:s text:c="3"/>{</text:p>
      <text:p text:style-name="P13"><text:s text:c="6"/>Console.println("Wählen Sie einen der folgenden Punkte:");</text:p>
      <text:p text:style-name="P13"><text:s text:c="6"/>Console.println("1. Neuer Kontakt");</text:p>
      <text:p text:style-name="P13"><text:s text:c="6"/>Console.println("2. Kontakte auflisten");</text:p>
      <text:p text:style-name="P13"><text:s text:c="6"/>Console.println("3. Kontaktdetails");</text:p>
      <text:p text:style-name="P13"><text:s text:c="6"/>Console.println("4. Programm beenden");</text:p>
      <text:p text:style-name="P13"><text:s text:c="6"/>wahl = Console.readInt();</text:p>
      <text:p text:style-name="P13"><text:s text:c="12"/></text:p>
      <text:p text:style-name="P13"><text:s text:c="6"/><text:span text:style-name="T6">switch (wahl)</text:span></text:p>
      <text:p text:style-name="P13"><text:s text:c="6"/>{</text:p>
      <text:p text:style-name="P13"><text:s text:c="9"/><text:span text:style-name="T6">case 1:</text:span> <text:s/>kontaktAnlegen(); <text:span text:style-name="T6">break</text:span>;</text:p>
      <text:p text:style-name="P13"><text:s text:c="9"/><text:span text:style-name="T6">case 2:</text:span> <text:s/>kontakteAuflisten(); <text:span text:style-name="T6">break</text:span>;</text:p>
      <text:p text:style-name="P13"><text:s text:c="9"/><text:span text:style-name="T6">case 3:</text:span> <text:s/>kontaktDetails(); <text:span text:style-name="T6">break</text:span>;</text:p>
      <text:p text:style-name="P13"><text:s text:c="9"/><text:span text:style-name="T6">case 4:</text:span> <text:s/><text:span text:style-name="T6">break</text:span>;</text:p>
      <text:p text:style-name="P13"><text:s text:c="9"/><text:span text:style-name="T6">default:</text:span> Console.println("Falsche Eingabe"); <text:span text:style-name="T6">break</text:span>;</text:p>
      <text:p text:style-name="P13"><text:s text:c="6"/>}</text:p>
      <text:p text:style-name="P13"><text:s text:c="3"/>}</text:p>
      <text:p text:style-name="P13"><text:s text:c="3"/>Console.println("Auf Wiedersehen!");</text:p>
      <text:p text:style-name="P13">}</text:p>
      <text:p text:style-name="P10"><text:span text:style-name="T8"/></text:p>
      <text:p text:style-name="P11"><text:span text:style-name="T11">H</text:span><text:span text:style-name="T10">inweis:</text:span></text:p>
      <text:p text:style-name="P11"><text:span text:style-name="T10">Fall 4. muss im switch-Befehl aufgeführt werden, da in diesem Fall nichts geschieht (und durch die Bedingung wahl != 4 die while-Schleife dann beendet wird).</text:span></text:p>
      <text:p text:style-name="P10"><text:span text:style-name="T8"/></text:p>
      <text:p text:style-name="P9"><text:span text:style-name="T9"/></text:p>
      <text:p text:style-name="P16">Aufgabe 2</text:p>
      <text:p text:style-name="P15"><text:span text:style-name="T10"/></text:p>
      <text:p text:style-name="P14"><text:span text:style-name="T10">public String wochentag(int tag, int monat, int jahr)<text:line-break/>{<text:line-break/> <text:s text:c="2"/>String ergebnis;<text:line-break/> <text:s text:c="2"/>int h, c, y;<text:line-break/><text:line-break/> <text:s text:c="2"/>if (monat &lt;= 2)<text:line-break/> <text:s text:c="2"/>{<text:line-break/> <text:s text:c="5"/>monat += 10;<text:line-break/> <text:s text:c="5"/>jahr -= 1;<text:line-break/> <text:s text:c="2"/>}<text:line-break/> <text:s text:c="2"/>else<text:line-break/> <text:s text:c="2"/>{<text:line-break/> <text:s text:c="5"/>monat -= 2;<text:line-break/> <text:s text:c="2"/>}<text:line-break/><text:line-break/> <text:s text:c="2"/>c = jahr / 100;<text:line-break/> <text:s text:c="2"/>y = jahr % 100;<text:line-break/> <text:s text:c="2"/>h = (((26*monat - 2) / 10) + tag + y + y/4 + c/4 - 2*c) % 7;<text:line-break/><text:line-break/> <text:s text:c="2"/>if (h &lt; 0)<text:line-break/> <text:s text:c="2"/>{<text:line-break/> <text:s text:c="5"/>h += 7;<text:line-break/> <text:s text:c="2"/>}<text:line-break/><text:line-break/> <text:s text:c="2"/></text:span><text:span text:style-name="T12">switch (h)</text:span><text:span text:style-name="T10"><text:line-break/> <text:s text:c="2"/>{<text:line-break/> <text:s text:c="5"/></text:span><text:span text:style-name="T12">case 0:</text:span><text:span text:style-name="T10"> <text:s/>ergebnis = "Sonntag"; <text:s text:c="3"/></text:span><text:span text:style-name="T12">break</text:span><text:span text:style-name="T10">;<text:line-break/> <text:s text:c="5"/></text:span><text:span text:style-name="T12">case 1:</text:span><text:span text:style-name="T10"> <text:s/>ergebnis = "Montag"; <text:s text:c="4"/></text:span><text:span text:style-name="T12">break</text:span><text:span text:style-name="T10">;<text:line-break/> <text:s text:c="5"/></text:span><text:span text:style-name="T12">case 2:</text:span><text:span text:style-name="T10"> <text:s/>ergebnis = "Dienstag"; <text:s text:c="2"/></text:span><text:span text:style-name="T12">break</text:span><text:span text:style-name="T10">;<text:line-break/> <text:s text:c="5"/></text:span><text:span text:style-name="T12">case 3:</text:span><text:span text:style-name="T10"> <text:s/>ergebnis = "Mittwoch"; <text:s text:c="2"/></text:span><text:span text:style-name="T12">break</text:span><text:span text:style-name="T10">;<text:line-break/> <text:s text:c="5"/></text:span><text:span text:style-name="T12">case 4:</text:span><text:span text:style-name="T10"> <text:s/>ergebnis = "Donnerstag"; </text:span><text:span text:style-name="T12">break</text:span><text:span text:style-name="T10">;<text:line-break/> <text:s text:c="5"/></text:span><text:span text:style-name="T12">case 5:</text:span><text:span text:style-name="T10"> <text:s/>ergebnis = "Freitag"; <text:s text:c="3"/></text:span><text:span text:style-name="T12">break</text:span><text:span text:style-name="T10">;<text:line-break/> <text:s text:c="5"/></text:span><text:span text:style-name="T12">case 6:</text:span><text:span text:style-name="T10"> <text:s/>ergebnis = "Samstag"; <text:s text:c="3"/></text:span><text:span text:style-name="T12">break</text:span><text:span text:style-name="T10">;<text:line-break/> <text:s text:c="5"/></text:span><text:span text:style-name="T12">default:</text:span><text:span text:style-name="T10"> ergebnis = ""; <text:s text:c="10"/></text:span><text:span text:style-name="T12">break</text:span><text:span text:style-name="T10">;<text:line-break/> <text:s text:c="2"/>}<text:line-break/><text:line-break/> <text:s text:c="2"/>return ergebnis;<text:line-break/>}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5"><draw:frame text:anchor-type="paragraph" draw:z-index="0" draw:name="Form1" draw:style-name="gr1" draw:text-style-name="P1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<text:span text:style-name="T2">Christian Pothmann – </text:span><text:a xlink:type="simple" xlink:href="https://cpothmann.de/" text:style-name="Internet_20_link" text:visited-style-name="Visited_20_Internet_20_Link"><text:span text:style-name="T2">c</text:span></text:a><text:a xlink:type="simple" xlink:href="https://cpothmann.de/" text:style-name="Internet_20_link" text:visited-style-name="Visited_20_Internet_20_Link"><text:span text:style-name="T3">pothmann.de</text:span></text:a></text:p>
      <text:p text:style-name="P4">Freigegeben unter <text:a xlink:type="simple" xlink:href="https://creativecommons.org/licenses/by-nc-sa/4.0/" text:style-name="Internet_20_link" text:visited-style-name="Visited_20_Internet_20_Link">CC BY-NC-SA 4.0</text:a>, <text:span text:style-name="T5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ed4c7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Switch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5-23T21:38:45.269000000</dc:date>
    <meta:editing-duration>PT10H15M1S</meta:editing-duration>
    <meta:editing-cycles>89</meta:editing-cycles>
    <meta:generator>LibreOffice/6.2.5.2$Windows_X86_64 LibreOffice_project/1ec314fa52f458adc18c4f025c545a4e8b22c159</meta:generator>
    <meta:document-statistic meta:table-count="1" meta:image-count="0" meta:object-count="0" meta:page-count="2" meta:paragraph-count="33" meta:word-count="233" meta:character-count="1697" meta:non-whitespace-character-count="1199"/>
  </office:meta>
</office:document-meta>
</file>